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0000002CF4268FE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018cm" fo:margin-right="-4.807cm" fo:text-indent="0cm" style:auto-text-indent="false">
        <style:tab-stops>
          <style:tab-stop style:position="6.588cm"/>
          <style:tab-stop style:position="11.333cm"/>
          <style:tab-stop style:position="14.314cm" style:type="right"/>
          <style:tab-stop style:position="18.223cm" style:type="right"/>
        </style:tab-stops>
      </style:paragraph-properties>
    </style:style>
    <style:style style:name="P2" style:family="paragraph" style:parent-style-name="top_5f_heading">
      <style:paragraph-properties fo:margin-left="0cm" fo:margin-right="-4.8cm" fo:text-indent="0cm" style:auto-text-indent="false" style:snap-to-layout-grid="false"/>
    </style:style>
    <style:style style:name="P3" style:family="paragraph" style:parent-style-name="top_5f_text">
      <style:paragraph-properties fo:margin-left="0cm" fo:margin-right="-4.8cm"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Adressfalt">
      <style:text-properties fo:color="#000000" fo:font-size="5pt" style:font-size-asian="5pt" style:font-size-complex="5pt"/>
    </style:style>
    <style:style style:name="P6" style:family="paragraph" style:parent-style-name="Text_20_body">
      <style:text-properties fo:language="sv" fo:country="SE"/>
    </style:style>
    <style:style style:name="P7" style:family="paragraph" style:parent-style-name="Text_20_body">
      <style:text-properties fo:language="sv" fo:country="SE"/>
    </style:style>
    <style:style style:name="P8" style:family="paragraph" style:parent-style-name="Text_20_body" style:list-style-name="L1">
      <style:text-properties fo:language="sv" fo:country="SE"/>
    </style:style>
    <style:style style:name="P9" style:family="paragraph" style:parent-style-name="Text_20_body" style:list-style-name="L2">
      <style:text-properties fo:language="sv" fo:country="SE"/>
    </style:style>
    <style:style style:name="P10" style:family="paragraph" style:parent-style-name="Text_20_body" style:list-style-name="L3">
      <style:text-properties fo:language="sv" fo:country="SE"/>
    </style:style>
    <style:style style:name="P11" style:family="paragraph" style:parent-style-name="Standard" style:list-style-name="L3"/>
    <style:style style:name="P12" style:family="paragraph" style:parent-style-name="Header">
      <style:paragraph-properties fo:margin-left="0cm" fo:margin-right="0cm" fo:text-indent="0cm" style:auto-text-indent="false"/>
    </style:style>
    <style:style style:name="P13" style:family="paragraph" style:parent-style-name="Adressfalt">
      <style:paragraph-properties style:snap-to-layout-grid="false"/>
      <style:text-properties fo:font-size="9pt" fo:font-weight="bold" style:font-size-asian="9pt" style:font-weight-asian="bold"/>
    </style:style>
    <style:style style:name="P14" style:family="paragraph" style:parent-style-name="Adressfalt">
      <style:text-properties fo:font-size="9pt" style:font-size-asian="9pt"/>
    </style:style>
    <style:style style:name="P15" style:family="paragraph" style:parent-style-name="Heading_20_1">
      <style:text-properties fo:font-size="15pt" style:font-size-asian="15pt" style:font-size-complex="15pt"/>
    </style:style>
    <style:style style:name="P16" style:family="paragraph" style:parent-style-name="Heading_20_1">
      <style:text-properties fo:language="sv" fo:country="SE"/>
    </style:style>
    <style:style style:name="P17" style:family="paragraph" style:parent-style-name="Heading_20_2">
      <style:text-properties fo:language="sv" fo:country="SE"/>
    </style:style>
    <style:style style:name="P18" style:family="paragraph" style:parent-style-name="Heading_20_3">
      <style:text-properties fo:language="sv" fo:country="SE"/>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999999" style:font-name="Trebuchet MS" fo:font-size="11pt" fo:font-weight="bold" style:font-size-asian="11pt" style:font-weight-asian="bold" style:font-size-complex="11pt"/>
    </style:style>
    <style:style style:name="T2" style:family="text">
      <style:text-properties fo:color="#999999" style:font-name="Trebuchet MS" fo:font-size="10pt" fo:font-weight="bold" style:font-size-asian="10pt" style:font-weight-asian="bold" style:font-size-complex="11pt"/>
    </style:style>
    <style:style style:name="T3" style:family="text">
      <style:text-properties fo:color="#999999" style:font-name="Trebuchet MS" fo:font-size="9pt" fo:font-weight="bold" style:font-size-asian="9pt" style:font-weight-asian="bold" style:font-size-complex="9pt"/>
    </style:style>
    <style:style style:name="T4" style:family="text">
      <style:text-properties fo:color="#000000"/>
    </style:style>
    <style:style style:name="T5" style:family="text">
      <style:text-properties fo:color="#000000" style:font-name="Courier New" fo:font-size="10pt" fo:language="sv" fo:country="SE" style:text-underline-style="none" style:font-size-asian="10pt" style:font-size-complex="10pt"/>
    </style:style>
    <style:style style:name="T6" style:family="text">
      <style:text-properties fo:language="sv" fo:country="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992cm, 2.005cm, 9.983cm, 2.339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992cm, 2.005cm, 9.983cm, 2.339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992cm, 2.005cm, 9.983cm, 2.339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uridiska avdelningen </text:p>
      <text:p text:style-name="P5">FÖRFATTARE</text:p>
      <text:p text:style-name="P14">Peter Krantz, peter.b.krantz@dom.se, 08-561 669 21</text:p>
      <text:h text:style-name="P15" text:outline-level="1"/>
      <text:h text:style-name="P16" text:outline-level="1">Startpaket för publicering av elektronisk rättsinformation</text:h>
      <text:p text:style-name="P6">Detta dokument är en introduktion till elektronisk publicering av rättsinformation enligt de principer som utarbetats i rättsinformationssystemet. Dokumentet är i första hand avsett för att en deltagande organisation skall kunna bilda sig en uppfattning om konskvenserna för deltagande.</text:p>
      <text:p text:style-name="P6">Dokumentet är indelat i följande delar:</text:p>
      <text:list xml:id="list30564133" text:style-name="L1">
        <text:list-item>
          <text:p text:style-name="P8">Översikt av principer och standarder för publicering av rättsinformation i rättsinformationssystemet.</text:p>
        </text:list-item>
        <text:list-item>
          <text:p text:style-name="P8">Exempel på publicering av rättsinformation</text:p>
          <text:list>
            <text:list-item>
              <text:p text:style-name="P8">Tillgängliggörande av rättsinformation</text:p>
            </text:list-item>
            <text:list-item>
              <text:p text:style-name="P8">Publicering av dokument och metadata</text:p>
            </text:list-item>
            <text:list-item>
              <text:p text:style-name="P8">Specialfall (felaktig publicering etc.)</text:p>
            </text:list-item>
          </text:list>
        </text:list-item>
      </text:list>
      <text:p text:style-name="Text_20_body"><text:span text:style-name="T6">För mer information kontakta peter.b.krantz@dom.se.</text:span></text:p>
      <text:h text:style-name="P17" text:outline-level="2">Översikt av principer och standarder</text:h>
      <text:p text:style-name="P6">En central funktion för rättsinformationssystemet är att möjliggöra elektroniska referenser mellan informationsposter. Exempel på sådana referenser är den mellan en författning och ett förarbete, mellan en föreskrift <text:s/>och de dokument som utgör dess rättsliga grund samt mellan föreskrifter från olika källor.</text:p>
      <text:p text:style-name="P6">För att dessa referenser skall fungera måste informationsposter ha entydiga unika elektroniska referenser. Därför har projektet utarbetat ett sätt att skapa sådana <text:s/>Referenserna tilldelas av rättsinformationssystemet och kan avläsas via ett servicegränssnitt i då man vill bruka dem (t.ex. inför publiceringen av ny rättsinformation). </text:p>
      <text:p text:style-name="P6">För att detta skall fungera måste rättsinformationssystemet känna alla informationsposter. Detta sker genom att rättsinformationssystemet samlar in det som informationsansvariga organisationer publicerar på sina egna webbplatser genom att läsa av en förteckning i ett standardiserat format. Denna förteckning ger även möjlighet för andra att på ett standardiserat sätt läsa av förändringar över tid i en enskild myndighets samling av rättsinformation. Därmed möjliggörs en kortad tid från tillgängliggörandet till dess att rättsinformationen har nått mottagaren.</text:p>
      <text:p text:style-name="P6">En annan viktig funktion är att innehållet i dokumenten i sig skall kunna läsas av så många som möjligt. Därför har vi valt format som fungerar för användare med särskilda <text:soft-page-break/>behov (t.ex. för personer med nedsatt synförmåga som ofta använder hjälpmedel i form av skärmläsare och annan programvara).</text:p>
      <text:h text:style-name="P17" text:outline-level="2">Exempel på publicering av rättsinformation</text:h>
      <text:p text:style-name="P6">Detta avsnitt visar exempel på hur en samling rättsinformationsdokument publiceras på en informationsansvarig organisations webbplats.</text:p>
      <text:h text:style-name="P18" text:outline-level="3">Tillgängliggörande av rättsinformation</text:h>
      <text:p text:style-name="P6">Tillgängliggörande av rättsinformation sker enligt följande process:</text:p>
      <text:list xml:id="list30572145" text:style-name="L2">
        <text:list-item>
          <text:p text:style-name="P9">Informationsansvarig organisation utarbetar dokument A.</text:p>
        </text:list-item>
        <text:list-item>
          <text:p text:style-name="P9">Informationsansvarig organisation publicerar dokument A på den egna webbplatsen på en bestämd adress.</text:p>
        </text:list-item>
        <text:list-item>
          <text:p text:style-name="P9">Informationsansvarig organisation uppdaterar postförteckning på den egna webbplatsen.</text:p>
        </text:list-item>
        <text:list-item>
          <text:p text:style-name="P9">Rättsinformationssystemet (och andra) läser av postförteckning och får information om länkar till dokument A och metadata om detta.</text:p>
        </text:list-item>
        <text:list-item>
          <text:p text:style-name="P9">Rättsinformationssystemet läser in dokument A och metadata om detta.</text:p>
        </text:list-item>
        <text:list-item>
          <text:p text:style-name="P9">Rättsinformationssystemet tillhandahåller metadata och dokument via tjänstegränssnitt.</text:p>
        </text:list-item>
      </text:list>
      <text:p text:style-name="P6">För att stödja denna process har rättsinformationsprojektet valt ett antal standarder för märkning, strukturering och möjliggörande av sökning. I arbetet med dessa har stor vikt lagts vid att välja standarder som är lätta att implementera till en låg kostnad.</text:p>
      <text:p text:style-name="P6">För märkning och strukturering av rättsinformation finns två modeller i samband med publicering: 1) Publicering av information i standarden PDF/A med tillhörande entydigt definierad metadata utanför dokumentet i standarden RDF och 2) Publicering av information i XHTML i vilket metadata inkluderats i dokumentet. Dessa kan användas ihop, eller var för sig beroende på vilken typ av material det rör sig om. Det ger även möjlighet för en myndighet att stegvis ansluta sig till standardiserad publicering, först genom att göra mindre justeringar för att publicera enligt modell 1 och vid ett senare tillfälle enligt modell 2.</text:p>
      <text:p text:style-name="Text_20_body"><text:span text:style-name="T6">För strukturering av rättsinformationen ur ett samlingsperspektiv (och för att möjliggöra sammanlänkning av informationsansvariga organisationers databaser) används standarden Atom Syndication Format (</text:span><text:a xlink:type="simple" xlink:href="http://tools.ietf.org/html/rfc4287">IETF RFC 4287</text:a><text:a xlink:type="simple" xlink:href="http://tools.ietf.org/html/rfc4287"><text:note text:id="ftn1" text:note-class="footnote"><text:note-citation>1</text:note-citation><text:note-body><text:p text:style-name="Footnote">http://tools.ietf.org/html/rfc4287</text:p></text:note-body></text:note></text:a><text:span text:style-name="T6">). Med denna upprättas en postförteckning över den information en deltagande organisation avser inkludera i rättsinformationssystemet. Denna postförteckning gör det möjligt för konsumenter av informationen att få reda på förändringar i samlingen över tid (t.ex. nytillkommet material).</text:span></text:p>
      <text:p text:style-name="P6">Sammantaget ger information i dessa format det stöd som behövs för sökning och sammanställning för presentation på ett enhetligt sätt.</text:p>
      <text:h text:style-name="P18" text:outline-level="3"><text:soft-page-break/>Steg för att delta i rättinformationssystemet</text:h>
      <text:p text:style-name="P6">För att delta i rättsinformationssystemet behöver en informationsansvarig organisation göra följande:</text:p>
      <text:list xml:id="list30541776" text:style-name="L3">
        <text:list-item>
          <text:p text:style-name="P10">Utse en person som är ansvarig för att publicera organisationens rättsinformation (nedan ”kontaktperson”). Denna person är huvudsaklig kontaktperson i ärenden som rör information i rättsinformationssystemet.</text:p>
        </text:list-item>
        <text:list-item>
          <text:p text:style-name="P11"><text:span text:style-name="T6">Bestämma en adress på organisationens webbplats för den postförteckning som skall läsas av, t.ex.<text:line-break/></text:span><text:span text:style-name="T6"><text:line-break/></text:span><text:a xlink:type="simple" xlink:href="" text:style-name="Internet_20_link"><text:span text:style-name="T5">https://www.myndighet.se/rattsinfo/current.atom</text:span></text:a><text:a xlink:type="simple" xlink:href="http://www.myndighet.se/rattsinfo/current.atom"><text:line-break/></text:a></text:p>
        </text:list-item>
        <text:list-item>
          <text:p text:style-name="P10">Anskaffa ett servercertifikat (om sådant inte redan finns) för att kunna tillhandahålla information över en krypterad transportkanal (https). På detta sätt minskas risken för att information förvanskas vid transport samtidigt som informationskonsumenter kan verifiera att man hämtar information från rätt källa.</text:p>
        </text:list-item>
        <text:list-item>
          <text:p text:style-name="P10">Meddela samordningsmyndigheten uppgifter om kontaktperson , postförteckningsadress och servercertifikat. </text:p>
        </text:list-item>
        <text:list-item>
          <text:p text:style-name="P10">Publicera en postförteckning i Atom-formatet på den i punkt 2 definierade adressen. Postförteckningen skall innehålla information om den rättsinformation som organisationen ansvarar för. För exempel se Bilaga 1: Postförteckning i Atom-format.</text:p>
        </text:list-item>
        <text:list-item>
          <text:p text:style-name="P10">Publicera informationsposter (t.ex. en föreskrift) i formatet PDF/A och/eller i XHTML. För exempel se Bilaga 2: Föreskrift i PDF/A och Bilaga 3: Föreskrift i XHTML (med inkluderad metadata i RDF).</text:p>
        </text:list-item>
        <text:list-item>
          <text:p text:style-name="P10">Publicera grundläggande metadata i formatet RDF (i det fall PDF/A använts för dokumentet) på det sätt som projektet definierat. Se Bilaga 4: Metadatapost.</text:p>
        </text:list-item>
      </text:list>
      <text:p text:style-name="P6"/>
      <text:h text:style-name="Heading_20_1" text:outline-level="1">Bilagor</text:h>
      <text:p text:style-name="Text_20_body">För exempelposter i Atom, RDF mm kontakta peter.b.krantz@dom.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p_5f_heading" style:display-name="top_heading" style:family="paragraph">
      <style:paragraph-properties fo:margin-top="0.071cm" fo:margin-bottom="0cm" fo:orphans="2" fo:widows="2"/>
      <style:text-properties fo:color="#808080" style:font-name="Trebuchet MS" fo:font-size="5pt" fo:language="sv" fo:country="SE" fo:font-weight="bold" style:font-name-asian="Arial" style:font-size-asian="5pt" style:font-weight-asian="bold" style:font-name-complex="Times New Roman" style:font-size-complex="5.5pt" style:language-complex="ar" style:country-complex="SA"/>
    </style:style>
    <style:style style:name="top_5f_text" style:display-name="top_text" style:family="paragraph">
      <style:paragraph-properties fo:orphans="2" fo:widows="2"/>
      <style:text-properties style:use-window-font-color="true" style:font-name="Trebuchet MS" fo:font-size="9pt" fo:language="sv" fo:country="SE" style:font-name-asian="Arial" style:font-size-asian="9pt" style:font-name-complex="Times New Roman" style:font-size-complex="5.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ressfalt" style:family="paragraph">
      <style:paragraph-properties fo:orphans="2" fo:widows="2"/>
      <style:text-properties style:use-window-font-color="true" style:font-name="Trebuchet MS" fo:font-size="8pt" fo:language="sv" fo:country="SE" style:font-name-asian="Arial" style:font-size-asian="8pt" style:font-name-complex="Times New Roman" style:font-size-complex="9pt" style:language-complex="ar" style:country-complex="SA"/>
    </style:style>
    <style:style style:name="Heading_20_1" style:display-name="Heading 1" style:family="paragraph" style:next-style-name="Text_20_body" style:class="text" style:default-outline-level="1">
      <style:paragraph-properties fo:margin-top="0.741cm" fo:margin-bottom="0.212cm" fo:orphans="2" fo:widows="2" fo:keep-with-next="always"/>
      <style:text-properties style:use-window-font-color="true" style:font-name="Trebuchet MS" fo:font-size="15pt" fo:language="sv" fo:country="SE" fo:font-weight="bold" style:letter-kerning="true" style:font-name-asian="Arial" style:font-size-asian="15pt" style:font-weight-asian="bold" style:font-name-complex="Times New Roman" style:font-size-complex="10pt" style:language-complex="ar" style:country-complex="SA"/>
    </style:style>
    <style:style style:name="Heading_20_2" style:display-name="Heading 2" style:family="paragraph" style:parent-style-name="Title" style:next-style-name="Text_20_body" style:class="text" style:default-outline-level="2">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tandardstycketeckensnitt" style:family="text"/>
    <style:style style:name="top_5f_heading_20_Char" style:display-name="top_heading Char" style:family="text" style:parent-style-name="Standardstycketeckensnitt">
      <style:text-properties fo:color="#808080" style:font-name="Trebuchet MS" fo:font-size="5pt" fo:language="sv" fo:country="SE" fo:font-weight="bold" style:font-size-asian="5pt" style:font-weight-asian="bold" style:font-size-complex="5.5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table-properties style:width="16.986cm" fo:margin-left="-2cm" fo:margin-right="0.014cm" table:align="margins"/>
    </style:style>
    <style:style style:name="Tabell1.A" style:family="table-column">
      <style:table-column-properties style:column-width="9.287cm" style:rel-column-width="35829*"/>
    </style:style>
    <style:style style:name="Tabell1.B" style:family="table-column">
      <style:table-column-properties style:column-width="7.699cm" style:rel-column-width="29706*"/>
    </style:style>
    <style:style style:name="Tabell1.A1" style:family="table-cell">
      <style:table-cell-properties fo:padding="0.097cm" fo:border="none"/>
    </style:style>
    <style:style style:name="Tabell1.2" style:family="table-row">
      <style:table-row-properties style:min-row-height="0.889cm"/>
    </style:style>
    <style:style style:name="Tabell2" style:family="table">
      <style:table-properties style:width="7.507cm" table:align="margins"/>
    </style:style>
    <style:style style:name="Tabell2.A" style:family="table-column">
      <style:table-column-properties style:column-width="1.877cm" style:rel-column-width="16383*"/>
    </style:style>
    <style:style style:name="Tabell2.D" style:family="table-column">
      <style:table-column-properties style:column-width="1.877cm" style:rel-column-width="16386*"/>
    </style:style>
    <style:style style:name="Tabell2.1" style:family="table-row">
      <style:table-row-properties style:min-row-height="0.688cm"/>
    </style:style>
    <style:style style:name="Tabell2.A1" style:family="table-cell">
      <style:table-cell-properties fo:background-color="#e6e6e6" fo:padding="0cm" fo:border="none">
        <style:background-image/>
      </style:table-cell-properties>
    </style:style>
    <style:style style:name="MP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MP2" style:family="paragraph" style:parent-style-name="Header">
      <style:paragraph-properties fo:margin-left="-0.018cm" fo:margin-right="-4.807cm" fo:text-indent="0cm" style:auto-text-indent="false">
        <style:tab-stops>
          <style:tab-stop style:position="6.588cm"/>
          <style:tab-stop style:position="11.333cm"/>
          <style:tab-stop style:position="14.314cm" style:type="right"/>
          <style:tab-stop style:position="18.223cm" style:type="right"/>
        </style:tab-stops>
      </style:paragraph-properties>
    </style:style>
    <style:style style:name="MP3" style:family="paragraph" style:parent-style-name="top_5f_heading">
      <style:paragraph-properties fo:margin-left="0cm" fo:margin-right="-4.8cm" fo:text-indent="0cm" style:auto-text-indent="false" style:snap-to-layout-grid="false"/>
    </style:style>
    <style:style style:name="MP4" style:family="paragraph" style:parent-style-name="top_5f_text">
      <style:paragraph-properties fo:margin-left="0cm" fo:margin-right="-4.8cm" fo:text-indent="0cm" style:auto-text-indent="false"/>
    </style:style>
    <style:style style:name="MP5" style:family="paragraph" style:parent-style-name="Header">
      <style:paragraph-properties fo:margin-left="0cm" fo:margin-right="0cm" fo:text-indent="0cm" style:auto-text-indent="false"/>
    </style:style>
    <style:style style:name="MT1" style:family="text">
      <style:text-properties fo:color="#999999" style:font-name="Trebuchet MS" fo:font-size="11pt" fo:font-weight="bold" style:font-size-asian="11pt" style:font-weight-asian="bold" style:font-size-complex="11pt"/>
    </style:style>
    <style:style style:name="MT2" style:family="text">
      <style:text-properties fo:color="#999999" style:font-name="Trebuchet MS" fo:font-size="10pt" fo:font-weight="bold" style:font-size-asian="10pt" style:font-weight-asian="bold" style:font-size-complex="11pt"/>
    </style:style>
    <style:style style:name="MT3" style:family="text">
      <style:text-properties fo:color="#999999" style:font-name="Trebuchet MS" fo:font-size="9pt" fo:font-weight="bold" style:font-size-asian="9pt" style:font-weight-asian="bold" style:font-size-complex="9pt"/>
    </style:style>
    <style:style style:name="MT4" style:family="text">
      <style:text-properties fo:color="#000000"/>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2.992cm, 2.005cm, 9.983cm, 2.339cm)" draw:image-opacity="100%" style:mirror="non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1" table:style-name="Tabell1">
          <table:table-column table:style-name="Tabell1.A"/>
          <table:table-column table:style-name="Tabell1.B"/>
          <table:table-row>
            <table:table-cell table:style-name="Tabell1.A1" table:number-rows-spanned="2" office:value-type="string">
              <text:p text:style-name="Table_20_Contents"><draw:frame text:anchor-type="paragraph" draw:z-index="2" draw:style-name="Mgr1" draw:text-style-name="MP1" svg:width="4.55cm" svg:height="1.308cm" svg:x="0.586cm" svg:y="0cm"><draw:image xlink:href="Pictures/10000000000003C0000002CF4268FE1F.png" xlink:type="simple" xlink:show="embed" xlink:actuate="onLoad"><text:p/></draw:image></draw:frame></text:p>
            </table:table-cell>
            <table:table-cell table:style-name="Tabell1.A1" office:value-type="string">
              <text:p text:style-name="MP2"><text:span text:style-name="MT1">PM </text:span><text:span text:style-name="MT2"><text:s text:c="91"/></text:span><text:span text:style-name="MT3"><text:page-number text:select-page="current">3</text:page-number></text:span><text:span text:style-name="MT3"> (</text:span><text:span text:style-name="MT3"><text:page-count style:num-format="1">3</text:page-count></text:span><text:span text:style-name="MT3">)</text:span></text:p>
            </table:table-cell>
          </table:table-row>
          <table:table-row table:style-name="Tabell1.2">
            <table:covered-table-cell/>
            <table:table-cell table:style-name="Tabell1.A1" office:value-type="string">
              <table:table table:name="Tabell2" table:style-name="Tabell2">
                <table:table-column table:style-name="Tabell2.A" table:number-columns-repeated="3"/>
                <table:table-column table:style-name="Tabell2.D"/>
                <table:table-row table:style-name="Tabell2.1">
                  <table:table-cell table:style-name="Tabell2.A1" office:value-type="string">
                    <text:p text:style-name="MP3"><text:bookmark-start text:name="DatumText"/><text:span text:style-name="top_5f_heading_20_Char"><text:span text:style-name="MT4">DATUM</text:span></text:span><text:bookmark-end text:name="DatumText"/></text:p>
                    <text:p text:style-name="MP4">2009-03-02</text:p>
                  </table:table-cell>
                  <table:table-cell table:style-name="Tabell2.A1" office:value-type="string">
                    <text:p text:style-name="MP3"><text:bookmark-start text:name="DatumText1"/><text:span text:style-name="top_5f_heading_20_Char"><text:span text:style-name="MT4">R</text:span></text:span><text:bookmark-end text:name="DatumText1"/><text:span text:style-name="top_5f_heading_20_Char"><text:span text:style-name="MT4">EVISION</text:span></text:span></text:p>
                    <text:p text:style-name="MP4">8</text:p>
                  </table:table-cell>
                  <table:table-cell table:style-name="Tabell2.A1" office:value-type="string">
                    <text:p text:style-name="MP3"><text:bookmark-start text:name="DiarienummerText"/><text:span text:style-name="top_5f_heading_20_Char"><text:span text:style-name="MT4">DIARIENR</text:span></text:span><text:bookmark-end text:name="DiarienummerText"/></text:p>
                    <text:p text:style-name="MP4"/>
                  </table:table-cell>
                  <table:table-cell table:style-name="Tabell2.A1" office:value-type="string">
                    <text:p text:style-name="MP3"><text:span text:style-name="top_5f_heading_20_Char"><text:span text:style-name="MT4">DOKUMENTNUMMER</text:span></text:span></text:p>
                    <text:p text:style-name="MP4"/>
                  </table:table-cell>
                </table:table-row>
              </table:table>
              <text:p text:style-name="Table_20_Contents"/>
            </table:table-cell>
          </table:table-row>
        </table:table>
        <text:p text:style-name="MP5"/>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0:56:10.07</meta:creation-date>
    <dc:date>2009-03-04T11:32:30.11</dc:date>
    <meta:editing-duration>PT05H08M55S</meta:editing-duration>
    <meta:editing-cycles>11</meta:editing-cycles>
    <meta:generator>OpenOffice.org/3.0$Win32 OpenOffice.org_project/300m9$Build-9358</meta:generator>
    <meta:print-date>2009-03-02T11:26:03.28</meta:print-date>
    <meta:document-statistic meta:table-count="2" meta:image-count="0" meta:object-count="0" meta:page-count="3" meta:paragraph-count="50" meta:word-count="839" meta:character-count="6426"/>
    <meta:user-defined meta:name="Information 1"/>
    <meta:user-defined meta:name="Information 2"/>
    <meta:user-defined meta:name="Information 3"/>
    <meta:user-defined meta:name="Information 4"/>
  </office:meta>
</office:document-meta>
</file>